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Pericles" svg:font-family="Pericle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Pericles" fo:font-size="10pt" fo:font-weight="normal" officeooo:rsid="0011b80c" officeooo:paragraph-rsid="00071fe9" style:font-size-asian="8.75pt" style:font-weight-asian="normal" style:font-size-complex="10pt" style:font-weight-complex="normal"/>
    </style:style>
    <style:style style:name="P2" style:family="paragraph" style:parent-style-name="Standard">
      <style:text-properties style:font-name="Pericles" fo:font-size="10pt" fo:font-weight="normal" officeooo:rsid="00071fe9" officeooo:paragraph-rsid="00071fe9" style:font-size-asian="8.75pt" style:font-weight-asian="normal" style:font-size-complex="10pt" style:font-weight-complex="normal"/>
    </style:style>
    <style:style style:name="P3" style:family="paragraph" style:parent-style-name="Standard">
      <style:text-properties style:font-name="Pericles" fo:font-size="10pt" fo:font-weight="normal" officeooo:rsid="00072d89" officeooo:paragraph-rsid="00072d89" style:font-size-asian="8.75pt" style:font-weight-asian="normal" style:font-size-complex="10pt" style:font-weight-complex="normal"/>
    </style:style>
    <style:style style:name="P4" style:family="paragraph" style:parent-style-name="Standard">
      <style:text-properties style:font-name="Pericles" fo:font-size="10pt" fo:font-weight="bold" officeooo:rsid="00071fe9" officeooo:paragraph-rsid="00071fe9" style:font-size-asian="8.75pt" style:font-weight-asian="bold" style:font-size-complex="10pt" style:font-weight-complex="bold"/>
    </style:style>
    <style:style style:name="P5" style:family="paragraph" style:parent-style-name="Standard">
      <style:text-properties style:font-name="Pericles" fo:font-size="10pt" fo:font-weight="bold" officeooo:rsid="0007bf4a" officeooo:paragraph-rsid="0007bf4a" style:font-size-asian="8.75pt" style:font-weight-asian="bold" style:font-size-complex="10pt" style:font-weight-complex="bold"/>
    </style:style>
    <style:style style:name="P6" style:family="paragraph" style:parent-style-name="Standard">
      <style:text-properties style:font-name="Pericles" fo:font-weight="bold" officeooo:rsid="0011b80c" officeooo:paragraph-rsid="00071fe9" style:font-weight-asian="bold" style:font-weight-complex="bold"/>
    </style:style>
    <style:style style:name="P7" style:family="paragraph" style:parent-style-name="Standard">
      <style:text-properties style:font-name="Pericles" fo:font-weight="bold" officeooo:rsid="00071fe9" officeooo:paragraph-rsid="00071fe9" style:font-weight-asian="bold" style:font-weight-complex="bold"/>
    </style:style>
    <style:style style:name="P8" style:family="paragraph" style:parent-style-name="Standard">
      <style:text-properties style:font-name="Pericles" fo:font-weight="normal" officeooo:rsid="0011b80c" officeooo:paragraph-rsid="00071fe9" style:font-weight-asian="normal" style:font-weight-complex="normal"/>
    </style:style>
    <style:style style:name="P9" style:family="paragraph" style:parent-style-name="Standard">
      <style:text-properties style:font-name="Pericles" fo:font-size="10pt" fo:font-weight="normal" officeooo:rsid="0007bf4a" officeooo:paragraph-rsid="0007bf4a" style:font-size-asian="8.75pt" style:font-weight-asian="normal" style:font-size-complex="10pt" style:font-weight-complex="normal"/>
    </style:style>
    <style:style style:name="T1" style:family="text">
      <style:text-properties officeooo:rsid="00071fe9"/>
    </style:style>
    <style:style style:name="T2" style:family="text">
      <style:text-properties officeooo:rsid="00072d89"/>
    </style:style>
    <style:style style:name="T3" style:family="text">
      <style:text-properties officeooo:rsid="0007bf4a"/>
    </style:style>
    <style:style style:name="T4" style:family="text">
      <style:text-properties officeooo:rsid="0009a08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09a08d"/>
    </style:style>
    <style:style style:name="T7" style:family="text">
      <style:text-properties style:text-underline-style="solid" style:text-underline-width="auto" style:text-underline-color="font-color" officeooo:rsid="00072d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otes <text:span text:style-name="T1">1/13/2018</text:span></text:p>
      <text:p text:style-name="P6"/>
      <text:p text:style-name="P4">In The Clutches Of The Slave Master</text:p>
      <text:p text:style-name="P4"/>
      <text:p text:style-name="P2">The party is still in El Shabaz, but they are split. Helena and Perry are imprisoned by the Slave Master, <text:span text:style-name="T6">Ali Talib</text:span>. The rest of the group has entered El Shabaz in an attempt to save them.</text:p>
      <text:p text:style-name="P2"/>
      <text:p text:style-name="P4">Captured</text:p>
      <text:p text:style-name="P2"/>
      <text:p text:style-name="P2">Helena and Perry are trapped in <text:span text:style-name="T5">Al Sijin</text:span>, the prison in which slaves are held <text:span text:style-name="T2">before being sold. </text:span><text:span text:style-name="T7">Al Sijin</text:span><text:span text:style-name="T2"> is next to </text:span><text:span text:style-name="T7">Ali Talib’s</text:span><text:span text:style-name="T2"> stronghold, and is built atop the ruins of an old citadel.</text:span></text:p>
      <text:p text:style-name="P2"/>
      <text:p text:style-name="P3">The roof of <text:span text:style-name="T5">Al Sijin</text:span> is in ruins, and so it is an open air prison. Slaves wander the floor of the citadel, chained in groups of five. Guards on the floor have nets and truncheons, while the guards on the walls wield sarkan bows.</text:p>
      <text:p text:style-name="P3"/>
      <text:p text:style-name="P3">Helena and Perry have both lost anything they were carrying when they were trying to enter the city. <text:span text:style-name="T3">The location of their equipment will have to be determined… especially the axe, since Helena can make it unmovable.</text:span></text:p>
      <text:p text:style-name="P3"/>
      <text:p text:style-name="P5">Rescuers</text:p>
      <text:p text:style-name="P9"/>
      <text:p text:style-name="P9">The rest of the party contacts the cult of Tathe. They have quite a bit of information about Al Sijin and a way in… The priestess of Tathe can cast a spell that will turn people into rats long enough for them to infiltrate the prison.</text:p>
      <text:p text:style-name="P9"/>
      <text:p text:style-name="P9"/>
      <text:p text:style-name="P7"/>
      <text:p text:style-name="P7"/>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Pericles" svg:font-family="Pericle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3T13:45:21.795000000</meta:creation-date>
    <dc:date>2018-01-13T16:25:20.434000000</dc:date>
    <meta:editing-duration>PT39M58S</meta:editing-duration>
    <meta:editing-cycles>2</meta:editing-cycles>
    <meta:generator>LibreOffice/5.4.2.2$Windows_X86_64 LibreOffice_project/22b09f6418e8c2d508a9eaf86b2399209b0990f4</meta:generator>
    <meta:document-statistic meta:table-count="0" meta:image-count="0" meta:object-count="0" meta:page-count="1" meta:paragraph-count="9" meta:word-count="212" meta:character-count="1119" meta:non-whitespace-character-count="916"/>
  </office:meta>
</office:document-meta>
</file>